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162.34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lanced_accuracy_sd_balance" table:style-name="ta1">
        <table:shapes>
          <draw:frame draw:z-index="0" draw:style-name="gr1" draw:text-style-name="P1" svg:width="432pt" svg:height="254.89pt" svg:x="288pt" svg:y="432pt">
            <draw:object draw:notify-on-update-of-ranges="balanced_accuracy_sd_balance.A2:balanced_accuracy_sd_balance.A9 balanced_accuracy_sd_balance.B1:balanced_accuracy_sd_balance.B1 balanced_accuracy_sd_balance.B2:balanced_accuracy_sd_balance.B9 balanced_accuracy_sd_balance.C1:balanced_accuracy_sd_balance.C1 balanced_accuracy_sd_balance.C2:balanced_accuracy_sd_balance.C9 balanced_accuracy_sd_balance.D1:balanced_accuracy_sd_balance.D1 balanced_accuracy_sd_balance.D2:balanced_accuracy_sd_balance.D9 balanced_accuracy_sd_balance.E1:balanced_accuracy_sd_balance.E1 balanced_accuracy_sd_balance.E2:balanced_accuracy_sd_balance.E9 balanced_accuracy_sd_balance.F1:balanced_accuracy_sd_balance.F1 balanced_accuracy_sd_balance.F2:balanced_accuracy_sd_balance.F9 balanced_accuracy_sd_balance.G1:balanced_accuracy_sd_balance.G1 balanced_accuracy_sd_balance.G2:balanced_accuracy_sd_balance.G9 balanced_accuracy_sd_balance.H1:balanced_accuracy_sd_balance.H1 balanced_accuracy_sd_balance.H2:balanced_accuracy_sd_balance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2pt" svg:height="254.89pt" svg:x="786.27pt" svg:y="427.66pt">
            <draw:object draw:notify-on-update-of-ranges="balanced_accuracy_sd_balance.A12:balanced_accuracy_sd_balance.A30 balanced_accuracy_sd_balance.C11:balanced_accuracy_sd_balance.C11 balanced_accuracy_sd_balance.C12:balanced_accuracy_sd_balance.C30 balanced_accuracy_sd_balance.D11:balanced_accuracy_sd_balance.D11 balanced_accuracy_sd_balance.D12:balanced_accuracy_sd_balance.D30 balanced_accuracy_sd_balance.E11:balanced_accuracy_sd_balance.E11 balanced_accuracy_sd_balance.E12:balanced_accuracy_sd_balance.E30 balanced_accuracy_sd_balance.F11:balanced_accuracy_sd_balance.F11 balanced_accuracy_sd_balance.F12:balanced_accuracy_sd_balance.F30 balanced_accuracy_sd_balance.G11:balanced_accuracy_sd_balance.G11 balanced_accuracy_sd_balance.G12:balanced_accuracy_sd_balance.G30 balanced_accuracy_sd_balance.H11:balanced_accuracy_sd_balance.H11 balanced_accuracy_sd_balance.H12:balanced_accuracy_sd_balance.H30 balanced_accuracy_sd_balance.B11:balanced_accuracy_sd_balance.B11 balanced_accuracy_sd_balance.B12:balanced_accuracy_sd_balance.B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MSRS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L++CDS</text:p>
          </table:table-cell>
          <table:table-cell office:value-type="string" calcext:value-type="string">
            <text:p>L++NIE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OUSE</text:p>
          </table:table-cell>
          <table:table-cell office:value-type="string" calcext:value-type="string">
            <text:p>MLPC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51286972972973" calcext:value-type="float">
            <text:p>0.551286972972973</text:p>
          </table:table-cell>
          <table:table-cell office:value-type="float" office:value="0.554315810810811" calcext:value-type="float">
            <text:p>0.554315810810811</text:p>
          </table:table-cell>
          <table:table-cell office:value-type="float" office:value="0.623200648648649" calcext:value-type="float">
            <text:p>0.623200648648649</text:p>
          </table:table-cell>
          <table:table-cell office:value-type="float" office:value="0.569929810810811" calcext:value-type="float">
            <text:p>0.569929810810811</text:p>
          </table:table-cell>
          <table:table-cell office:value-type="float" office:value="0.584326378378378" calcext:value-type="float">
            <text:p>0.584326378378378</text:p>
          </table:table-cell>
          <table:table-cell office:value-type="float" office:value="0.624055081081081" calcext:value-type="float">
            <text:p>0.624055081081081</text:p>
          </table:table-cell>
          <table:table-cell office:value-type="float" office:value="0.479299945945946" calcext:value-type="float">
            <text:p>0.4792999459459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34676243243243" calcext:value-type="float">
            <text:p>0.634676243243243</text:p>
          </table:table-cell>
          <table:table-cell office:value-type="float" office:value="0.782364891891892" calcext:value-type="float">
            <text:p>0.782364891891892</text:p>
          </table:table-cell>
          <table:table-cell office:value-type="float" office:value="0.835860675675676" calcext:value-type="float">
            <text:p>0.835860675675676</text:p>
          </table:table-cell>
          <table:table-cell office:value-type="float" office:value="0.732908918918919" calcext:value-type="float">
            <text:p>0.732908918918919</text:p>
          </table:table-cell>
          <table:table-cell office:value-type="float" office:value="0.776704702702703" calcext:value-type="float">
            <text:p>0.776704702702703</text:p>
          </table:table-cell>
          <table:table-cell office:value-type="float" office:value="0.863588378378378" calcext:value-type="float">
            <text:p>0.863588378378378</text:p>
          </table:table-cell>
          <table:table-cell office:value-type="float" office:value="0.507096972972973" calcext:value-type="float">
            <text:p>0.50709697297297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82105702702703" calcext:value-type="float">
            <text:p>0.682105702702703</text:p>
          </table:table-cell>
          <table:table-cell office:value-type="float" office:value="0.837879108108108" calcext:value-type="float">
            <text:p>0.837879108108108</text:p>
          </table:table-cell>
          <table:table-cell office:value-type="float" office:value="0.881668567567568" calcext:value-type="float">
            <text:p>0.881668567567568</text:p>
          </table:table-cell>
          <table:table-cell office:value-type="float" office:value="0.871348189189189" calcext:value-type="float">
            <text:p>0.871348189189189</text:p>
          </table:table-cell>
          <table:table-cell office:value-type="float" office:value="0.866419513513514" calcext:value-type="float">
            <text:p>0.866419513513514</text:p>
          </table:table-cell>
          <table:table-cell office:value-type="float" office:value="0.875963027027027" calcext:value-type="float">
            <text:p>0.875963027027027</text:p>
          </table:table-cell>
          <table:table-cell office:value-type="float" office:value="0.526802945945946" calcext:value-type="float">
            <text:p>0.5268029459459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70831351351351" calcext:value-type="float">
            <text:p>0.570831351351351</text:p>
          </table:table-cell>
          <table:table-cell office:value-type="float" office:value="0.644740027027027" calcext:value-type="float">
            <text:p>0.644740027027027</text:p>
          </table:table-cell>
          <table:table-cell office:value-type="float" office:value="0.670719297297297" calcext:value-type="float">
            <text:p>0.670719297297297</text:p>
          </table:table-cell>
          <table:table-cell office:value-type="float" office:value="0.631008513513514" calcext:value-type="float">
            <text:p>0.631008513513514</text:p>
          </table:table-cell>
          <table:table-cell office:value-type="float" office:value="0.653376081081081" calcext:value-type="float">
            <text:p>0.653376081081081</text:p>
          </table:table-cell>
          <table:table-cell office:value-type="float" office:value="0.658846864864865" calcext:value-type="float">
            <text:p>0.658846864864865</text:p>
          </table:table-cell>
          <table:table-cell office:value-type="float" office:value="0.489732432432432" calcext:value-type="float">
            <text:p>0.4897324324324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61655216216216" calcext:value-type="float">
            <text:p>0.561655216216216</text:p>
          </table:table-cell>
          <table:table-cell office:value-type="float" office:value="0.624733432432433" calcext:value-type="float">
            <text:p>0.624733432432433</text:p>
          </table:table-cell>
          <table:table-cell office:value-type="float" office:value="0.646056324324324" calcext:value-type="float">
            <text:p>0.646056324324324</text:p>
          </table:table-cell>
          <table:table-cell office:value-type="float" office:value="0.624340108108108" calcext:value-type="float">
            <text:p>0.624340108108108</text:p>
          </table:table-cell>
          <table:table-cell office:value-type="float" office:value="0.619050243243243" calcext:value-type="float">
            <text:p>0.619050243243243</text:p>
          </table:table-cell>
          <table:table-cell office:value-type="float" office:value="0.675375351351351" calcext:value-type="float">
            <text:p>0.675375351351351</text:p>
          </table:table-cell>
          <table:table-cell office:value-type="float" office:value="0.505416702702703" calcext:value-type="float">
            <text:p>0.5054167027027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5658405405405" calcext:value-type="float">
            <text:p>0.655658405405405</text:p>
          </table:table-cell>
          <table:table-cell office:value-type="float" office:value="0.679498810810811" calcext:value-type="float">
            <text:p>0.679498810810811</text:p>
          </table:table-cell>
          <table:table-cell office:value-type="float" office:value="0.695448" calcext:value-type="float">
            <text:p>0.695448</text:p>
          </table:table-cell>
          <table:table-cell office:value-type="float" office:value="0.699697432432432" calcext:value-type="float">
            <text:p>0.699697432432432</text:p>
          </table:table-cell>
          <table:table-cell office:value-type="float" office:value="0.693176216216216" calcext:value-type="float">
            <text:p>0.693176216216216</text:p>
          </table:table-cell>
          <table:table-cell office:value-type="float" office:value="0.696806189189189" calcext:value-type="float">
            <text:p>0.696806189189189</text:p>
          </table:table-cell>
          <table:table-cell office:value-type="float" office:value="0.513882756756757" calcext:value-type="float">
            <text:p>0.5138827567567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94288918918919" calcext:value-type="float">
            <text:p>0.594288918918919</text:p>
          </table:table-cell>
          <table:table-cell office:value-type="float" office:value="0.709645432432432" calcext:value-type="float">
            <text:p>0.709645432432432</text:p>
          </table:table-cell>
          <table:table-cell office:value-type="float" office:value="0.752848486486487" calcext:value-type="float">
            <text:p>0.752848486486487</text:p>
          </table:table-cell>
          <table:table-cell office:value-type="float" office:value="0.71565972972973" calcext:value-type="float">
            <text:p>0.71565972972973</text:p>
          </table:table-cell>
          <table:table-cell office:value-type="float" office:value="0.744566837837838" calcext:value-type="float">
            <text:p>0.744566837837838</text:p>
          </table:table-cell>
          <table:table-cell office:value-type="float" office:value="0.719816648648649" calcext:value-type="float">
            <text:p>0.719816648648649</text:p>
          </table:table-cell>
          <table:table-cell office:value-type="float" office:value="0.545096621621622" calcext:value-type="float">
            <text:p>0.5450966216216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36430405405405" calcext:value-type="float">
            <text:p>0.536430405405405</text:p>
          </table:table-cell>
          <table:table-cell office:value-type="float" office:value="0.600417972972973" calcext:value-type="float">
            <text:p>0.600417972972973</text:p>
          </table:table-cell>
          <table:table-cell office:value-type="float" office:value="0.622612081081081" calcext:value-type="float">
            <text:p>0.622612081081081</text:p>
          </table:table-cell>
          <table:table-cell office:value-type="float" office:value="0.599530486486487" calcext:value-type="float">
            <text:p>0.599530486486487</text:p>
          </table:table-cell>
          <table:table-cell office:value-type="float" office:value="0.619178297297297" calcext:value-type="float">
            <text:p>0.619178297297297</text:p>
          </table:table-cell>
          <table:table-cell office:value-type="float" office:value="0.606633918918919" calcext:value-type="float">
            <text:p>0.606633918918919</text:p>
          </table:table-cell>
          <table:table-cell office:value-type="float" office:value="0.539086324324324" calcext:value-type="float">
            <text:p>0.5390863243243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SRS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L++CDS</text:p>
          </table:table-cell>
          <table:table-cell office:value-type="string" calcext:value-type="string">
            <text:p>L++NIE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OUSE</text:p>
          </table:table-cell>
          <table:table-cell office:value-type="string" calcext:value-type="string">
            <text:p>MLP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7758054054054" calcext:value-type="float">
            <text:p>0.547758054054054</text:p>
          </table:table-cell>
          <table:table-cell office:value-type="float" office:value="0.572502513513514" calcext:value-type="float">
            <text:p>0.572502513513514</text:p>
          </table:table-cell>
          <table:table-cell office:value-type="float" office:value="0.577775675675676" calcext:value-type="float">
            <text:p>0.577775675675676</text:p>
          </table:table-cell>
          <table:table-cell office:value-type="float" office:value="0.579429864864865" calcext:value-type="float">
            <text:p>0.579429864864865</text:p>
          </table:table-cell>
          <table:table-cell office:value-type="float" office:value="0.580147513513513" calcext:value-type="float">
            <text:p>0.580147513513513</text:p>
          </table:table-cell>
          <table:table-cell office:value-type="float" office:value="0.629864945945946" calcext:value-type="float">
            <text:p>0.629864945945946</text:p>
          </table:table-cell>
          <table:table-cell office:value-type="float" office:value="0.544330918918919" calcext:value-type="float">
            <text:p>0.544330918918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8197432432432" calcext:value-type="float">
            <text:p>0.538197432432432</text:p>
          </table:table-cell>
          <table:table-cell office:value-type="float" office:value="0.586602891891892" calcext:value-type="float">
            <text:p>0.586602891891892</text:p>
          </table:table-cell>
          <table:table-cell office:value-type="float" office:value="0.603673108108108" calcext:value-type="float">
            <text:p>0.603673108108108</text:p>
          </table:table-cell>
          <table:table-cell office:value-type="float" office:value="0.600721378378378" calcext:value-type="float">
            <text:p>0.600721378378378</text:p>
          </table:table-cell>
          <table:table-cell office:value-type="float" office:value="0.62144754054054" calcext:value-type="float">
            <text:p>0.62144754054054</text:p>
          </table:table-cell>
          <table:table-cell office:value-type="float" office:value="0.603604783783784" calcext:value-type="float">
            <text:p>0.603604783783784</text:p>
          </table:table-cell>
          <table:table-cell office:value-type="float" office:value="0.486738432432432" calcext:value-type="float">
            <text:p>0.486738432432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2642675675676" calcext:value-type="float">
            <text:p>0.552642675675676</text:p>
          </table:table-cell>
          <table:table-cell office:value-type="float" office:value="0.546164675675676" calcext:value-type="float">
            <text:p>0.546164675675676</text:p>
          </table:table-cell>
          <table:table-cell office:value-type="float" office:value="0.565178216216216" calcext:value-type="float">
            <text:p>0.565178216216216</text:p>
          </table:table-cell>
          <table:table-cell office:value-type="float" office:value="0.573900378378378" calcext:value-type="float">
            <text:p>0.573900378378378</text:p>
          </table:table-cell>
          <table:table-cell office:value-type="float" office:value="0.571475324324324" calcext:value-type="float">
            <text:p>0.571475324324324</text:p>
          </table:table-cell>
          <table:table-cell office:value-type="float" office:value="0.536108513513514" calcext:value-type="float">
            <text:p>0.536108513513514</text:p>
          </table:table-cell>
          <table:table-cell office:value-type="float" office:value="0.515853864864865" calcext:value-type="float">
            <text:p>0.5158538648648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846927027027" calcext:value-type="float">
            <text:p>0.55846927027027</text:p>
          </table:table-cell>
          <table:table-cell office:value-type="float" office:value="0.601716837837838" calcext:value-type="float">
            <text:p>0.601716837837838</text:p>
          </table:table-cell>
          <table:table-cell office:value-type="float" office:value="0.722605243243243" calcext:value-type="float">
            <text:p>0.722605243243243</text:p>
          </table:table-cell>
          <table:table-cell office:value-type="float" office:value="0.723744216216216" calcext:value-type="float">
            <text:p>0.723744216216216</text:p>
          </table:table-cell>
          <table:table-cell office:value-type="float" office:value="0.722226837837838" calcext:value-type="float">
            <text:p>0.722226837837838</text:p>
          </table:table-cell>
          <table:table-cell office:value-type="float" office:value="0.733374810810811" calcext:value-type="float">
            <text:p>0.733374810810811</text:p>
          </table:table-cell>
          <table:table-cell office:value-type="float" office:value="0.555096648648649" calcext:value-type="float">
            <text:p>0.5550966486486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109" calcext:value-type="float">
            <text:p>0.618109</text:p>
          </table:table-cell>
          <table:table-cell office:value-type="float" office:value="0.62519772972973" calcext:value-type="float">
            <text:p>0.62519772972973</text:p>
          </table:table-cell>
          <table:table-cell office:value-type="float" office:value="0.80834727027027" calcext:value-type="float">
            <text:p>0.80834727027027</text:p>
          </table:table-cell>
          <table:table-cell office:value-type="float" office:value="0.760894648648649" calcext:value-type="float">
            <text:p>0.760894648648649</text:p>
          </table:table-cell>
          <table:table-cell office:value-type="float" office:value="0.784599108108108" calcext:value-type="float">
            <text:p>0.784599108108108</text:p>
          </table:table-cell>
          <table:table-cell office:value-type="float" office:value="0.76849327027027" calcext:value-type="float">
            <text:p>0.76849327027027</text:p>
          </table:table-cell>
          <table:table-cell office:value-type="float" office:value="0.482260891891892" calcext:value-type="float">
            <text:p>0.482260891891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4358351351351" calcext:value-type="float">
            <text:p>0.514358351351351</text:p>
          </table:table-cell>
          <table:table-cell office:value-type="float" office:value="0.476134243243243" calcext:value-type="float">
            <text:p>0.476134243243243</text:p>
          </table:table-cell>
          <table:table-cell office:value-type="float" office:value="0.549862675675676" calcext:value-type="float">
            <text:p>0.549862675675676</text:p>
          </table:table-cell>
          <table:table-cell office:value-type="float" office:value="0.59206472972973" calcext:value-type="float">
            <text:p>0.59206472972973</text:p>
          </table:table-cell>
          <table:table-cell office:value-type="float" office:value="0.552718324324324" calcext:value-type="float">
            <text:p>0.552718324324324</text:p>
          </table:table-cell>
          <table:table-cell office:value-type="float" office:value="0.584150972972973" calcext:value-type="float">
            <text:p>0.584150972972973</text:p>
          </table:table-cell>
          <table:table-cell office:value-type="float" office:value="0.506133189189189" calcext:value-type="float">
            <text:p>0.5061331891891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6725513513513" calcext:value-type="float">
            <text:p>0.556725513513513</text:p>
          </table:table-cell>
          <table:table-cell office:value-type="float" office:value="0.472715513513513" calcext:value-type="float">
            <text:p>0.472715513513513</text:p>
          </table:table-cell>
          <table:table-cell office:value-type="float" office:value="0.538143216216216" calcext:value-type="float">
            <text:p>0.538143216216216</text:p>
          </table:table-cell>
          <table:table-cell office:value-type="float" office:value="0.545246054054054" calcext:value-type="float">
            <text:p>0.545246054054054</text:p>
          </table:table-cell>
          <table:table-cell office:value-type="float" office:value="0.536863405405405" calcext:value-type="float">
            <text:p>0.536863405405405</text:p>
          </table:table-cell>
          <table:table-cell office:value-type="float" office:value="0.558217702702703" calcext:value-type="float">
            <text:p>0.558217702702703</text:p>
          </table:table-cell>
          <table:table-cell office:value-type="float" office:value="0.505997783783784" calcext:value-type="float">
            <text:p>0.5059977837837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89883675675676" calcext:value-type="float">
            <text:p>0.589883675675676</text:p>
          </table:table-cell>
          <table:table-cell office:value-type="float" office:value="0.688745891891892" calcext:value-type="float">
            <text:p>0.688745891891892</text:p>
          </table:table-cell>
          <table:table-cell office:value-type="float" office:value="0.811485675675676" calcext:value-type="float">
            <text:p>0.811485675675676</text:p>
          </table:table-cell>
          <table:table-cell office:value-type="float" office:value="0.686761378378378" calcext:value-type="float">
            <text:p>0.686761378378378</text:p>
          </table:table-cell>
          <table:table-cell office:value-type="float" office:value="0.761717216216216" calcext:value-type="float">
            <text:p>0.761717216216216</text:p>
          </table:table-cell>
          <table:table-cell office:value-type="float" office:value="0.787143945945946" calcext:value-type="float">
            <text:p>0.787143945945946</text:p>
          </table:table-cell>
          <table:table-cell office:value-type="float" office:value="0.517166648648648" calcext:value-type="float">
            <text:p>0.517166648648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6328081081081" calcext:value-type="float">
            <text:p>0.676328081081081</text:p>
          </table:table-cell>
          <table:table-cell office:value-type="float" office:value="0.637206864864865" calcext:value-type="float">
            <text:p>0.637206864864865</text:p>
          </table:table-cell>
          <table:table-cell office:value-type="float" office:value="0.924026" calcext:value-type="float">
            <text:p>0.924026</text:p>
          </table:table-cell>
          <table:table-cell office:value-type="float" office:value="0.867175378378378" calcext:value-type="float">
            <text:p>0.867175378378378</text:p>
          </table:table-cell>
          <table:table-cell office:value-type="float" office:value="0.922155837837838" calcext:value-type="float">
            <text:p>0.922155837837838</text:p>
          </table:table-cell>
          <table:table-cell office:value-type="float" office:value="0.919530324324324" calcext:value-type="float">
            <text:p>0.919530324324324</text:p>
          </table:table-cell>
          <table:table-cell office:value-type="float" office:value="0.51629754054054" calcext:value-type="float">
            <text:p>0.51629754054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7310405405405" calcext:value-type="float">
            <text:p>0.607310405405405</text:p>
          </table:table-cell>
          <table:table-cell office:value-type="float" office:value="0.501960540540541" calcext:value-type="float">
            <text:p>0.501960540540541</text:p>
          </table:table-cell>
          <table:table-cell office:value-type="float" office:value="0.604892810810811" calcext:value-type="float">
            <text:p>0.604892810810811</text:p>
          </table:table-cell>
          <table:table-cell office:value-type="float" office:value="0.582056216216216" calcext:value-type="float">
            <text:p>0.582056216216216</text:p>
          </table:table-cell>
          <table:table-cell office:value-type="float" office:value="0.604732" calcext:value-type="float">
            <text:p>0.604732</text:p>
          </table:table-cell>
          <table:table-cell office:value-type="float" office:value="0.599993459459459" calcext:value-type="float">
            <text:p>0.599993459459459</text:p>
          </table:table-cell>
          <table:table-cell office:value-type="float" office:value="0.51184954054054" calcext:value-type="float">
            <text:p>0.51184954054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3275891891892" calcext:value-type="float">
            <text:p>0.503275891891892</text:p>
          </table:table-cell>
          <table:table-cell office:value-type="float" office:value="0.521798243243243" calcext:value-type="float">
            <text:p>0.521798243243243</text:p>
          </table:table-cell>
          <table:table-cell office:value-type="float" office:value="0.553805081081081" calcext:value-type="float">
            <text:p>0.553805081081081</text:p>
          </table:table-cell>
          <table:table-cell office:value-type="float" office:value="0.551102756756757" calcext:value-type="float">
            <text:p>0.551102756756757</text:p>
          </table:table-cell>
          <table:table-cell office:value-type="float" office:value="0.563488864864865" calcext:value-type="float">
            <text:p>0.563488864864865</text:p>
          </table:table-cell>
          <table:table-cell office:value-type="float" office:value="0.608795972972973" calcext:value-type="float">
            <text:p>0.608795972972973</text:p>
          </table:table-cell>
          <table:table-cell office:value-type="float" office:value="0.476812540540541" calcext:value-type="float">
            <text:p>0.4768125405405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0143459459459" calcext:value-type="float">
            <text:p>0.590143459459459</text:p>
          </table:table-cell>
          <table:table-cell office:value-type="float" office:value="0.551793108108108" calcext:value-type="float">
            <text:p>0.551793108108108</text:p>
          </table:table-cell>
          <table:table-cell office:value-type="float" office:value="0.644601216216216" calcext:value-type="float">
            <text:p>0.644601216216216</text:p>
          </table:table-cell>
          <table:table-cell office:value-type="float" office:value="0.61339327027027" calcext:value-type="float">
            <text:p>0.61339327027027</text:p>
          </table:table-cell>
          <table:table-cell office:value-type="float" office:value="0.657041783783784" calcext:value-type="float">
            <text:p>0.657041783783784</text:p>
          </table:table-cell>
          <table:table-cell office:value-type="float" office:value="0.671318378378378" calcext:value-type="float">
            <text:p>0.671318378378378</text:p>
          </table:table-cell>
          <table:table-cell office:value-type="float" office:value="0.530861486486487" calcext:value-type="float">
            <text:p>0.5308614864864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6021945945946" calcext:value-type="float">
            <text:p>0.666021945945946</text:p>
          </table:table-cell>
          <table:table-cell office:value-type="float" office:value="0.564728054054054" calcext:value-type="float">
            <text:p>0.564728054054054</text:p>
          </table:table-cell>
          <table:table-cell office:value-type="float" office:value="0.857680351351351" calcext:value-type="float">
            <text:p>0.857680351351351</text:p>
          </table:table-cell>
          <table:table-cell office:value-type="float" office:value="0.843595243243243" calcext:value-type="float">
            <text:p>0.843595243243243</text:p>
          </table:table-cell>
          <table:table-cell office:value-type="float" office:value="0.838207648648649" calcext:value-type="float">
            <text:p>0.838207648648649</text:p>
          </table:table-cell>
          <table:table-cell office:value-type="float" office:value="0.842981108108108" calcext:value-type="float">
            <text:p>0.842981108108108</text:p>
          </table:table-cell>
          <table:table-cell office:value-type="float" office:value="0.496403297297297" calcext:value-type="float">
            <text:p>0.4964032972972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47001216216216" calcext:value-type="float">
            <text:p>0.647001216216216</text:p>
          </table:table-cell>
          <table:table-cell office:value-type="float" office:value="0.609266594594595" calcext:value-type="float">
            <text:p>0.609266594594595</text:p>
          </table:table-cell>
          <table:table-cell office:value-type="float" office:value="0.902527189189189" calcext:value-type="float">
            <text:p>0.902527189189189</text:p>
          </table:table-cell>
          <table:table-cell office:value-type="float" office:value="0.861450243243243" calcext:value-type="float">
            <text:p>0.861450243243243</text:p>
          </table:table-cell>
          <table:table-cell office:value-type="float" office:value="0.901797972972973" calcext:value-type="float">
            <text:p>0.901797972972973</text:p>
          </table:table-cell>
          <table:table-cell office:value-type="float" office:value="0.90457172972973" calcext:value-type="float">
            <text:p>0.90457172972973</text:p>
          </table:table-cell>
          <table:table-cell office:value-type="float" office:value="0.497778243243243" calcext:value-type="float">
            <text:p>0.4977782432432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46955378378378" calcext:value-type="float">
            <text:p>0.546955378378378</text:p>
          </table:table-cell>
          <table:table-cell office:value-type="float" office:value="0.486949297297297" calcext:value-type="float">
            <text:p>0.486949297297297</text:p>
          </table:table-cell>
          <table:table-cell office:value-type="float" office:value="0.549653594594594" calcext:value-type="float">
            <text:p>0.549653594594594</text:p>
          </table:table-cell>
          <table:table-cell office:value-type="float" office:value="0.56439127027027" calcext:value-type="float">
            <text:p>0.56439127027027</text:p>
          </table:table-cell>
          <table:table-cell office:value-type="float" office:value="0.527133351351351" calcext:value-type="float">
            <text:p>0.527133351351351</text:p>
          </table:table-cell>
          <table:table-cell office:value-type="float" office:value="0.559134810810811" calcext:value-type="float">
            <text:p>0.559134810810811</text:p>
          </table:table-cell>
          <table:table-cell office:value-type="float" office:value="0.497559756756757" calcext:value-type="float">
            <text:p>0.4975597567567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0886972972973" calcext:value-type="float">
            <text:p>0.580886972972973</text:p>
          </table:table-cell>
          <table:table-cell office:value-type="float" office:value="0.620601054054054" calcext:value-type="float">
            <text:p>0.620601054054054</text:p>
          </table:table-cell>
          <table:table-cell office:value-type="float" office:value="0.743438351351351" calcext:value-type="float">
            <text:p>0.743438351351351</text:p>
          </table:table-cell>
          <table:table-cell office:value-type="float" office:value="0.654321783783784" calcext:value-type="float">
            <text:p>0.654321783783784</text:p>
          </table:table-cell>
          <table:table-cell office:value-type="float" office:value="0.704966405405405" calcext:value-type="float">
            <text:p>0.704966405405405</text:p>
          </table:table-cell>
          <table:table-cell office:value-type="float" office:value="0.701809027027027" calcext:value-type="float">
            <text:p>0.701809027027027</text:p>
          </table:table-cell>
          <table:table-cell office:value-type="float" office:value="0.475189054054054" calcext:value-type="float">
            <text:p>0.4751890540540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096054054054" calcext:value-type="float">
            <text:p>0.666096054054054</text:p>
          </table:table-cell>
          <table:table-cell office:value-type="float" office:value="0.529296135135135" calcext:value-type="float">
            <text:p>0.529296135135135</text:p>
          </table:table-cell>
          <table:table-cell office:value-type="float" office:value="0.874175081081081" calcext:value-type="float">
            <text:p>0.874175081081081</text:p>
          </table:table-cell>
          <table:table-cell office:value-type="float" office:value="0.873316918918919" calcext:value-type="float">
            <text:p>0.873316918918919</text:p>
          </table:table-cell>
          <table:table-cell office:value-type="float" office:value="0.871113486486486" calcext:value-type="float">
            <text:p>0.871113486486486</text:p>
          </table:table-cell>
          <table:table-cell office:value-type="float" office:value="0.884819675675676" calcext:value-type="float">
            <text:p>0.884819675675676</text:p>
          </table:table-cell>
          <table:table-cell office:value-type="float" office:value="0.538503621621622" calcext:value-type="float">
            <text:p>0.5385036216216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199216216216" calcext:value-type="float">
            <text:p>0.614199216216216</text:p>
          </table:table-cell>
          <table:table-cell office:value-type="float" office:value="0.504126162162162" calcext:value-type="float">
            <text:p>0.504126162162162</text:p>
          </table:table-cell>
          <table:table-cell office:value-type="float" office:value="0.759411432432432" calcext:value-type="float">
            <text:p>0.759411432432432</text:p>
          </table:table-cell>
          <table:table-cell office:value-type="float" office:value="0.74430227027027" calcext:value-type="float">
            <text:p>0.74430227027027</text:p>
          </table:table-cell>
          <table:table-cell office:value-type="float" office:value="0.775284135135135" calcext:value-type="float">
            <text:p>0.775284135135135</text:p>
          </table:table-cell>
          <table:table-cell office:value-type="float" office:value="0.810209" calcext:value-type="float">
            <text:p>0.810209</text:p>
          </table:table-cell>
          <table:table-cell office:value-type="float" office:value="0.507531162162162" calcext:value-type="float">
            <text:p>0.507531162162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4788594594595" calcext:value-type="float">
            <text:p>0.674788594594595</text:p>
          </table:table-cell>
          <table:table-cell office:value-type="float" office:value="0.603750324324324" calcext:value-type="float">
            <text:p>0.603750324324324</text:p>
          </table:table-cell>
          <table:table-cell office:value-type="float" office:value="0.903960945945946" calcext:value-type="float">
            <text:p>0.903960945945946</text:p>
          </table:table-cell>
          <table:table-cell office:value-type="float" office:value="0.903773567567568" calcext:value-type="float">
            <text:p>0.903773567567568</text:p>
          </table:table-cell>
          <table:table-cell office:value-type="float" office:value="0.907505189189189" calcext:value-type="float">
            <text:p>0.907505189189189</text:p>
          </table:table-cell>
          <table:table-cell office:value-type="float" office:value="0.897867567567567" calcext:value-type="float">
            <text:p>0.897867567567567</text:p>
          </table:table-cell>
          <table:table-cell office:value-type="float" office:value="0.502420027027027" calcext:value-type="float">
            <text:p>0.502420027027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7:54:06.580741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8:05:25.360618688</dc:date>
    <meta:editing-duration>PT18M12S</meta:editing-duration>
    <meta:editing-cycles>2</meta:editing-cycles>
    <meta:generator>LibreOffice/6.0.7.3$Linux_X86_64 LibreOffice_project/00m0$Build-3</meta:generator>
    <meta:document-statistic meta:table-count="1" meta:cell-count="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241cm" svg:height="8.993cm" xlink:href=".." xlink:type="simple" chart:class="chart:line" chart:style-name="ch1">
        <chart:legend svg:x="12.784cm" svg:y="2.718cm" style:legend-expansion="custom" chartooo:width="2.456cm" chartooo:height="3.581cm" style:legend-expansion-aspect-ratio="0.685841943591176" chart:style-name="ch2"/>
        <chart:plot-area chart:style-name="ch3" table:cell-range-address="balanced_accuracy_sd_balance.A1:balanced_accuracy_sd_balance.H9" chart:data-source-has-labels="both" svg:x="0.618cm" svg:y="0.18cm" svg:width="12.166cm" svg:height="8.184cm">
          <chartooo:coordinate-region svg:x="1.345cm" svg:y="0.38cm" svg:width="11.199cm" svg:height="7.338cm"/>
          <chart:axis chart:dimension="x" chart:name="primary-x" chart:style-name="ch4" chartooo:axis-type="auto">
            <chartooo:date-scale/>
            <chart:title svg:x="5.532cm" svg:y="8.433cm" chart:style-name="ch5">
              <text:p>Imbalance ratio</text:p>
            </chart:title>
            <chart:categories table:cell-range-address="balanced_accuracy_sd_balance.A2:balanced_accuracy_sd_balance.A9"/>
          </chart:axis>
          <chart:axis chart:dimension="y" chart:name="primary-y" chart:style-name="ch6">
            <chart:title svg:x="0cm" svg:y="5.612cm" chart:style-name="ch7">
              <text:p>Balance accuracy</text:p>
            </chart:title>
            <chart:grid chart:style-name="ch8" chart:class="major"/>
          </chart:axis>
          <chart:series chart:style-name="ch9" chart:values-cell-range-address="balanced_accuracy_sd_balance.B2:balanced_accuracy_sd_balance.B9" chart:label-cell-address="balanced_accuracy_sd_balance.B1:balanced_accuracy_sd_balance.B1" chart:class="chart:line">
            <chart:data-point chart:repeated="8"/>
          </chart:series>
          <chart:series chart:style-name="ch10" chart:values-cell-range-address="balanced_accuracy_sd_balance.C2:balanced_accuracy_sd_balance.C9" chart:label-cell-address="balanced_accuracy_sd_balance.C1:balanced_accuracy_sd_balance.C1" chart:class="chart:line">
            <chart:data-point chart:repeated="8"/>
          </chart:series>
          <chart:series chart:style-name="ch11" chart:values-cell-range-address="balanced_accuracy_sd_balance.D2:balanced_accuracy_sd_balance.D9" chart:label-cell-address="balanced_accuracy_sd_balance.D1:balanced_accuracy_sd_balance.D1" chart:class="chart:line">
            <chart:data-point chart:repeated="8"/>
          </chart:series>
          <chart:series chart:style-name="ch12" chart:values-cell-range-address="balanced_accuracy_sd_balance.E2:balanced_accuracy_sd_balance.E9" chart:label-cell-address="balanced_accuracy_sd_balance.E1:balanced_accuracy_sd_balance.E1" chart:class="chart:line">
            <chart:data-point chart:repeated="8"/>
          </chart:series>
          <chart:series chart:style-name="ch13" chart:values-cell-range-address="balanced_accuracy_sd_balance.F2:balanced_accuracy_sd_balance.F9" chart:label-cell-address="balanced_accuracy_sd_balance.F1:balanced_accuracy_sd_balance.F1" chart:class="chart:line">
            <chart:data-point chart:repeated="8"/>
          </chart:series>
          <chart:series chart:style-name="ch14" chart:values-cell-range-address="balanced_accuracy_sd_balance.G2:balanced_accuracy_sd_balance.G9" chart:label-cell-address="balanced_accuracy_sd_balance.G1:balanced_accuracy_sd_balance.G1" chart:class="chart:line">
            <chart:data-point chart:repeated="8"/>
          </chart:series>
          <chart:series chart:style-name="ch15" chart:values-cell-range-address="balanced_accuracy_sd_balance.H2:balanced_accuracy_sd_balance.H9" chart:label-cell-address="balanced_accuracy_sd_balance.H1:balanced_accuracy_sd_balance.H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S</text:p>
                <draw:g>
                  <svg:desc>balanced_accuracy_sd_balance.B1:balanced_accuracy_sd_balance.B1</svg:desc>
                </draw:g>
              </table:table-cell>
              <table:table-cell office:value-type="string">
                <text:p>KMC</text:p>
                <draw:g>
                  <svg:desc>balanced_accuracy_sd_balance.C1:balanced_accuracy_sd_balance.C1</svg:desc>
                </draw:g>
              </table:table-cell>
              <table:table-cell office:value-type="string">
                <text:p>L++CDS</text:p>
                <draw:g>
                  <svg:desc>balanced_accuracy_sd_balance.D1:balanced_accuracy_sd_balance.D1</svg:desc>
                </draw:g>
              </table:table-cell>
              <table:table-cell office:value-type="string">
                <text:p>L++NIE</text:p>
                <draw:g>
                  <svg:desc>balanced_accuracy_sd_balance.E1:balanced_accuracy_sd_balance.E1</svg:desc>
                </draw:g>
              </table:table-cell>
              <table:table-cell office:value-type="string">
                <text:p>REA</text:p>
                <draw:g>
                  <svg:desc>balanced_accuracy_sd_balance.F1:balanced_accuracy_sd_balance.F1</svg:desc>
                </draw:g>
              </table:table-cell>
              <table:table-cell office:value-type="string">
                <text:p>OUSE</text:p>
                <draw:g>
                  <svg:desc>balanced_accuracy_sd_balance.G1:balanced_accuracy_sd_balance.G1</svg:desc>
                </draw:g>
              </table:table-cell>
              <table:table-cell office:value-type="string">
                <text:p>MLPC</text:p>
                <draw:g>
                  <svg:desc>balanced_accuracy_sd_balance.H1:balanced_accuracy_sd_balance.H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balanced_accuracy_sd_balance.A2:balanced_accuracy_sd_balance.A9</svg:desc>
                </draw:g>
              </table:table-cell>
              <table:table-cell office:value-type="float" office:value="0.551286972972973">
                <text:p>0.551286972972973</text:p>
                <draw:g>
                  <svg:desc>balanced_accuracy_sd_balance.B2:balanced_accuracy_sd_balance.B9</svg:desc>
                </draw:g>
              </table:table-cell>
              <table:table-cell office:value-type="float" office:value="0.554315810810811">
                <text:p>0.554315810810811</text:p>
                <draw:g>
                  <svg:desc>balanced_accuracy_sd_balance.C2:balanced_accuracy_sd_balance.C9</svg:desc>
                </draw:g>
              </table:table-cell>
              <table:table-cell office:value-type="float" office:value="0.623200648648649">
                <text:p>0.623200648648649</text:p>
                <draw:g>
                  <svg:desc>balanced_accuracy_sd_balance.D2:balanced_accuracy_sd_balance.D9</svg:desc>
                </draw:g>
              </table:table-cell>
              <table:table-cell office:value-type="float" office:value="0.569929810810811">
                <text:p>0.569929810810811</text:p>
                <draw:g>
                  <svg:desc>balanced_accuracy_sd_balance.E2:balanced_accuracy_sd_balance.E9</svg:desc>
                </draw:g>
              </table:table-cell>
              <table:table-cell office:value-type="float" office:value="0.584326378378378">
                <text:p>0.584326378378378</text:p>
                <draw:g>
                  <svg:desc>balanced_accuracy_sd_balance.F2:balanced_accuracy_sd_balance.F9</svg:desc>
                </draw:g>
              </table:table-cell>
              <table:table-cell office:value-type="float" office:value="0.624055081081081">
                <text:p>0.624055081081081</text:p>
                <draw:g>
                  <svg:desc>balanced_accuracy_sd_balance.G2:balanced_accuracy_sd_balance.G9</svg:desc>
                </draw:g>
              </table:table-cell>
              <table:table-cell office:value-type="float" office:value="0.479299945945946">
                <text:p>0.479299945945946</text:p>
                <draw:g>
                  <svg:desc>balanced_accuracy_sd_balance.H2:balanced_accuracy_sd_balance.H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634676243243243">
                <text:p>0.634676243243243</text:p>
              </table:table-cell>
              <table:table-cell office:value-type="float" office:value="0.782364891891892">
                <text:p>0.782364891891892</text:p>
              </table:table-cell>
              <table:table-cell office:value-type="float" office:value="0.835860675675676">
                <text:p>0.835860675675676</text:p>
              </table:table-cell>
              <table:table-cell office:value-type="float" office:value="0.732908918918919">
                <text:p>0.732908918918919</text:p>
              </table:table-cell>
              <table:table-cell office:value-type="float" office:value="0.776704702702703">
                <text:p>0.776704702702703</text:p>
              </table:table-cell>
              <table:table-cell office:value-type="float" office:value="0.863588378378378">
                <text:p>0.863588378378378</text:p>
              </table:table-cell>
              <table:table-cell office:value-type="float" office:value="0.507096972972973">
                <text:p>0.50709697297297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682105702702703">
                <text:p>0.682105702702703</text:p>
              </table:table-cell>
              <table:table-cell office:value-type="float" office:value="0.837879108108108">
                <text:p>0.837879108108108</text:p>
              </table:table-cell>
              <table:table-cell office:value-type="float" office:value="0.881668567567568">
                <text:p>0.881668567567568</text:p>
              </table:table-cell>
              <table:table-cell office:value-type="float" office:value="0.871348189189189">
                <text:p>0.871348189189189</text:p>
              </table:table-cell>
              <table:table-cell office:value-type="float" office:value="0.866419513513514">
                <text:p>0.866419513513514</text:p>
              </table:table-cell>
              <table:table-cell office:value-type="float" office:value="0.875963027027027">
                <text:p>0.875963027027027</text:p>
              </table:table-cell>
              <table:table-cell office:value-type="float" office:value="0.526802945945946">
                <text:p>0.52680294594594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70831351351351">
                <text:p>0.570831351351351</text:p>
              </table:table-cell>
              <table:table-cell office:value-type="float" office:value="0.644740027027027">
                <text:p>0.644740027027027</text:p>
              </table:table-cell>
              <table:table-cell office:value-type="float" office:value="0.670719297297297">
                <text:p>0.670719297297297</text:p>
              </table:table-cell>
              <table:table-cell office:value-type="float" office:value="0.631008513513514">
                <text:p>0.631008513513514</text:p>
              </table:table-cell>
              <table:table-cell office:value-type="float" office:value="0.653376081081081">
                <text:p>0.653376081081081</text:p>
              </table:table-cell>
              <table:table-cell office:value-type="float" office:value="0.658846864864865">
                <text:p>0.658846864864865</text:p>
              </table:table-cell>
              <table:table-cell office:value-type="float" office:value="0.489732432432432">
                <text:p>0.48973243243243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561655216216216">
                <text:p>0.561655216216216</text:p>
              </table:table-cell>
              <table:table-cell office:value-type="float" office:value="0.624733432432433">
                <text:p>0.624733432432433</text:p>
              </table:table-cell>
              <table:table-cell office:value-type="float" office:value="0.646056324324324">
                <text:p>0.646056324324324</text:p>
              </table:table-cell>
              <table:table-cell office:value-type="float" office:value="0.624340108108108">
                <text:p>0.624340108108108</text:p>
              </table:table-cell>
              <table:table-cell office:value-type="float" office:value="0.619050243243243">
                <text:p>0.619050243243243</text:p>
              </table:table-cell>
              <table:table-cell office:value-type="float" office:value="0.675375351351351">
                <text:p>0.675375351351351</text:p>
              </table:table-cell>
              <table:table-cell office:value-type="float" office:value="0.505416702702703">
                <text:p>0.5054167027027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55658405405405">
                <text:p>0.655658405405405</text:p>
              </table:table-cell>
              <table:table-cell office:value-type="float" office:value="0.679498810810811">
                <text:p>0.679498810810811</text:p>
              </table:table-cell>
              <table:table-cell office:value-type="float" office:value="0.695448">
                <text:p>0.695448</text:p>
              </table:table-cell>
              <table:table-cell office:value-type="float" office:value="0.699697432432432">
                <text:p>0.699697432432432</text:p>
              </table:table-cell>
              <table:table-cell office:value-type="float" office:value="0.693176216216216">
                <text:p>0.693176216216216</text:p>
              </table:table-cell>
              <table:table-cell office:value-type="float" office:value="0.696806189189189">
                <text:p>0.696806189189189</text:p>
              </table:table-cell>
              <table:table-cell office:value-type="float" office:value="0.513882756756757">
                <text:p>0.51388275675675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94288918918919">
                <text:p>0.594288918918919</text:p>
              </table:table-cell>
              <table:table-cell office:value-type="float" office:value="0.709645432432432">
                <text:p>0.709645432432432</text:p>
              </table:table-cell>
              <table:table-cell office:value-type="float" office:value="0.752848486486487">
                <text:p>0.752848486486487</text:p>
              </table:table-cell>
              <table:table-cell office:value-type="float" office:value="0.71565972972973">
                <text:p>0.71565972972973</text:p>
              </table:table-cell>
              <table:table-cell office:value-type="float" office:value="0.744566837837838">
                <text:p>0.744566837837838</text:p>
              </table:table-cell>
              <table:table-cell office:value-type="float" office:value="0.719816648648649">
                <text:p>0.719816648648649</text:p>
              </table:table-cell>
              <table:table-cell office:value-type="float" office:value="0.545096621621622">
                <text:p>0.54509662162162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36430405405405">
                <text:p>0.536430405405405</text:p>
              </table:table-cell>
              <table:table-cell office:value-type="float" office:value="0.600417972972973">
                <text:p>0.600417972972973</text:p>
              </table:table-cell>
              <table:table-cell office:value-type="float" office:value="0.622612081081081">
                <text:p>0.622612081081081</text:p>
              </table:table-cell>
              <table:table-cell office:value-type="float" office:value="0.599530486486487">
                <text:p>0.599530486486487</text:p>
              </table:table-cell>
              <table:table-cell office:value-type="float" office:value="0.619178297297297">
                <text:p>0.619178297297297</text:p>
              </table:table-cell>
              <table:table-cell office:value-type="float" office:value="0.606633918918919">
                <text:p>0.606633918918919</text:p>
              </table:table-cell>
              <table:table-cell office:value-type="float" office:value="0.539086324324324">
                <text:p>0.539086324324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241cm" svg:height="8.993cm" xlink:href=".." xlink:type="simple" chart:class="chart:line" chart:column-mapping="1 2 3 4 5 6 0" chart:style-name="ch1">
        <chart:legend svg:x="12.784cm" svg:y="2.718cm" style:legend-expansion="custom" chartooo:width="2.456cm" chartooo:height="3.581cm" style:legend-expansion-aspect-ratio="0.685841943591176" chart:style-name="ch2"/>
        <chart:plot-area chart:style-name="ch3" table:cell-range-address="balanced_accuracy_sd_balance.A11:balanced_accuracy_sd_balance.H30" chart:data-source-has-labels="both" svg:x="0.618cm" svg:y="0.18cm" svg:width="12.206cm" svg:height="8.184cm">
          <chartooo:coordinate-region svg:x="1.345cm" svg:y="0.38cm" svg:width="11.199cm" svg:height="7.338cm"/>
          <chart:axis chart:dimension="x" chart:name="primary-x" chart:style-name="ch4" chartooo:axis-type="auto">
            <chartooo:date-scale/>
            <chart:title svg:x="5.288cm" svg:y="8.433cm" chart:style-name="ch5">
              <text:p>Number of features</text:p>
            </chart:title>
            <chart:categories table:cell-range-address="balanced_accuracy_sd_balance.A12:balanced_accuracy_sd_balance.A30"/>
          </chart:axis>
          <chart:axis chart:dimension="y" chart:name="primary-y" chart:style-name="ch6">
            <chart:title svg:x="0cm" svg:y="5.612cm" chart:style-name="ch7">
              <text:p>Balance accuracy</text:p>
            </chart:title>
            <chart:grid chart:style-name="ch8" chart:class="major"/>
          </chart:axis>
          <chart:series chart:style-name="ch9" chart:values-cell-range-address="balanced_accuracy_sd_balance.C12:balanced_accuracy_sd_balance.C30" chart:label-cell-address="balanced_accuracy_sd_balance.C11:balanced_accuracy_sd_balance.C11" chart:class="chart:line">
            <chart:data-point chart:repeated="19"/>
          </chart:series>
          <chart:series chart:style-name="ch10" chart:values-cell-range-address="balanced_accuracy_sd_balance.D12:balanced_accuracy_sd_balance.D30" chart:label-cell-address="balanced_accuracy_sd_balance.D11:balanced_accuracy_sd_balance.D11" chart:class="chart:line">
            <chart:data-point chart:repeated="19"/>
          </chart:series>
          <chart:series chart:style-name="ch11" chart:values-cell-range-address="balanced_accuracy_sd_balance.E12:balanced_accuracy_sd_balance.E30" chart:label-cell-address="balanced_accuracy_sd_balance.E11:balanced_accuracy_sd_balance.E11" chart:class="chart:line">
            <chart:data-point chart:repeated="19"/>
          </chart:series>
          <chart:series chart:style-name="ch12" chart:values-cell-range-address="balanced_accuracy_sd_balance.F12:balanced_accuracy_sd_balance.F30" chart:label-cell-address="balanced_accuracy_sd_balance.F11:balanced_accuracy_sd_balance.F11" chart:class="chart:line">
            <chart:data-point chart:repeated="19"/>
          </chart:series>
          <chart:series chart:style-name="ch13" chart:values-cell-range-address="balanced_accuracy_sd_balance.G12:balanced_accuracy_sd_balance.G30" chart:label-cell-address="balanced_accuracy_sd_balance.G11:balanced_accuracy_sd_balance.G11" chart:class="chart:line">
            <chart:data-point chart:repeated="19"/>
          </chart:series>
          <chart:series chart:style-name="ch14" chart:values-cell-range-address="balanced_accuracy_sd_balance.H12:balanced_accuracy_sd_balance.H30" chart:label-cell-address="balanced_accuracy_sd_balance.H11:balanced_accuracy_sd_balance.H11" chart:class="chart:line">
            <chart:data-point chart:repeated="19"/>
          </chart:series>
          <chart:series chart:style-name="ch15" chart:values-cell-range-address="balanced_accuracy_sd_balance.B12:balanced_accuracy_sd_balance.B30" chart:label-cell-address="balanced_accuracy_sd_balance.B11:balanced_accuracy_sd_balance.B11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C</text:p>
                <draw:g>
                  <svg:desc>balanced_accuracy_sd_balance.C11:balanced_accuracy_sd_balance.C11</svg:desc>
                </draw:g>
              </table:table-cell>
              <table:table-cell office:value-type="string">
                <text:p>L++CDS</text:p>
                <draw:g>
                  <svg:desc>balanced_accuracy_sd_balance.D11:balanced_accuracy_sd_balance.D11</svg:desc>
                </draw:g>
              </table:table-cell>
              <table:table-cell office:value-type="string">
                <text:p>L++NIE</text:p>
                <draw:g>
                  <svg:desc>balanced_accuracy_sd_balance.E11:balanced_accuracy_sd_balance.E11</svg:desc>
                </draw:g>
              </table:table-cell>
              <table:table-cell office:value-type="string">
                <text:p>REA</text:p>
                <draw:g>
                  <svg:desc>balanced_accuracy_sd_balance.F11:balanced_accuracy_sd_balance.F11</svg:desc>
                </draw:g>
              </table:table-cell>
              <table:table-cell office:value-type="string">
                <text:p>OUSE</text:p>
                <draw:g>
                  <svg:desc>balanced_accuracy_sd_balance.G11:balanced_accuracy_sd_balance.G11</svg:desc>
                </draw:g>
              </table:table-cell>
              <table:table-cell office:value-type="string">
                <text:p>MLPC</text:p>
                <draw:g>
                  <svg:desc>balanced_accuracy_sd_balance.H11:balanced_accuracy_sd_balance.H11</svg:desc>
                </draw:g>
              </table:table-cell>
              <table:table-cell office:value-type="string">
                <text:p>MSRS</text:p>
                <draw:g>
                  <svg:desc>balanced_accuracy_sd_balance.B11:balanced_accuracy_sd_balance.B1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alanced_accuracy_sd_balance.A12:balanced_accuracy_sd_balance.A30</svg:desc>
                </draw:g>
              </table:table-cell>
              <table:table-cell office:value-type="float" office:value="0.572502513513514">
                <text:p>0.572502513513514</text:p>
                <draw:g>
                  <svg:desc>balanced_accuracy_sd_balance.C12:balanced_accuracy_sd_balance.C30</svg:desc>
                </draw:g>
              </table:table-cell>
              <table:table-cell office:value-type="float" office:value="0.577775675675676">
                <text:p>0.577775675675676</text:p>
                <draw:g>
                  <svg:desc>balanced_accuracy_sd_balance.D12:balanced_accuracy_sd_balance.D30</svg:desc>
                </draw:g>
              </table:table-cell>
              <table:table-cell office:value-type="float" office:value="0.579429864864865">
                <text:p>0.579429864864865</text:p>
                <draw:g>
                  <svg:desc>balanced_accuracy_sd_balance.E12:balanced_accuracy_sd_balance.E30</svg:desc>
                </draw:g>
              </table:table-cell>
              <table:table-cell office:value-type="float" office:value="0.580147513513513">
                <text:p>0.580147513513513</text:p>
                <draw:g>
                  <svg:desc>balanced_accuracy_sd_balance.F12:balanced_accuracy_sd_balance.F30</svg:desc>
                </draw:g>
              </table:table-cell>
              <table:table-cell office:value-type="float" office:value="0.629864945945946">
                <text:p>0.629864945945946</text:p>
                <draw:g>
                  <svg:desc>balanced_accuracy_sd_balance.G12:balanced_accuracy_sd_balance.G30</svg:desc>
                </draw:g>
              </table:table-cell>
              <table:table-cell office:value-type="float" office:value="0.544330918918919">
                <text:p>0.544330918918919</text:p>
                <draw:g>
                  <svg:desc>balanced_accuracy_sd_balance.H12:balanced_accuracy_sd_balance.H30</svg:desc>
                </draw:g>
              </table:table-cell>
              <table:table-cell office:value-type="float" office:value="0.547758054054054">
                <text:p>0.547758054054054</text:p>
                <draw:g>
                  <svg:desc>balanced_accuracy_sd_balance.B12:balanced_accuracy_sd_balance.B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6602891891892">
                <text:p>0.586602891891892</text:p>
              </table:table-cell>
              <table:table-cell office:value-type="float" office:value="0.603673108108108">
                <text:p>0.603673108108108</text:p>
              </table:table-cell>
              <table:table-cell office:value-type="float" office:value="0.600721378378378">
                <text:p>0.600721378378378</text:p>
              </table:table-cell>
              <table:table-cell office:value-type="float" office:value="0.62144754054054">
                <text:p>0.62144754054054</text:p>
              </table:table-cell>
              <table:table-cell office:value-type="float" office:value="0.603604783783784">
                <text:p>0.603604783783784</text:p>
              </table:table-cell>
              <table:table-cell office:value-type="float" office:value="0.486738432432432">
                <text:p>0.486738432432432</text:p>
              </table:table-cell>
              <table:table-cell office:value-type="float" office:value="0.538197432432432">
                <text:p>0.5381974324324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6164675675676">
                <text:p>0.546164675675676</text:p>
              </table:table-cell>
              <table:table-cell office:value-type="float" office:value="0.565178216216216">
                <text:p>0.565178216216216</text:p>
              </table:table-cell>
              <table:table-cell office:value-type="float" office:value="0.573900378378378">
                <text:p>0.573900378378378</text:p>
              </table:table-cell>
              <table:table-cell office:value-type="float" office:value="0.571475324324324">
                <text:p>0.571475324324324</text:p>
              </table:table-cell>
              <table:table-cell office:value-type="float" office:value="0.536108513513514">
                <text:p>0.536108513513514</text:p>
              </table:table-cell>
              <table:table-cell office:value-type="float" office:value="0.515853864864865">
                <text:p>0.515853864864865</text:p>
              </table:table-cell>
              <table:table-cell office:value-type="float" office:value="0.552642675675676">
                <text:p>0.5526426756756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01716837837838">
                <text:p>0.601716837837838</text:p>
              </table:table-cell>
              <table:table-cell office:value-type="float" office:value="0.722605243243243">
                <text:p>0.722605243243243</text:p>
              </table:table-cell>
              <table:table-cell office:value-type="float" office:value="0.723744216216216">
                <text:p>0.723744216216216</text:p>
              </table:table-cell>
              <table:table-cell office:value-type="float" office:value="0.722226837837838">
                <text:p>0.722226837837838</text:p>
              </table:table-cell>
              <table:table-cell office:value-type="float" office:value="0.733374810810811">
                <text:p>0.733374810810811</text:p>
              </table:table-cell>
              <table:table-cell office:value-type="float" office:value="0.555096648648649">
                <text:p>0.555096648648649</text:p>
              </table:table-cell>
              <table:table-cell office:value-type="float" office:value="0.55846927027027">
                <text:p>0.558469270270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2519772972973">
                <text:p>0.62519772972973</text:p>
              </table:table-cell>
              <table:table-cell office:value-type="float" office:value="0.80834727027027">
                <text:p>0.80834727027027</text:p>
              </table:table-cell>
              <table:table-cell office:value-type="float" office:value="0.760894648648649">
                <text:p>0.760894648648649</text:p>
              </table:table-cell>
              <table:table-cell office:value-type="float" office:value="0.784599108108108">
                <text:p>0.784599108108108</text:p>
              </table:table-cell>
              <table:table-cell office:value-type="float" office:value="0.76849327027027">
                <text:p>0.76849327027027</text:p>
              </table:table-cell>
              <table:table-cell office:value-type="float" office:value="0.482260891891892">
                <text:p>0.482260891891892</text:p>
              </table:table-cell>
              <table:table-cell office:value-type="float" office:value="0.618109">
                <text:p>0.618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76134243243243">
                <text:p>0.476134243243243</text:p>
              </table:table-cell>
              <table:table-cell office:value-type="float" office:value="0.549862675675676">
                <text:p>0.549862675675676</text:p>
              </table:table-cell>
              <table:table-cell office:value-type="float" office:value="0.59206472972973">
                <text:p>0.59206472972973</text:p>
              </table:table-cell>
              <table:table-cell office:value-type="float" office:value="0.552718324324324">
                <text:p>0.552718324324324</text:p>
              </table:table-cell>
              <table:table-cell office:value-type="float" office:value="0.584150972972973">
                <text:p>0.584150972972973</text:p>
              </table:table-cell>
              <table:table-cell office:value-type="float" office:value="0.506133189189189">
                <text:p>0.506133189189189</text:p>
              </table:table-cell>
              <table:table-cell office:value-type="float" office:value="0.514358351351351">
                <text:p>0.514358351351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72715513513513">
                <text:p>0.472715513513513</text:p>
              </table:table-cell>
              <table:table-cell office:value-type="float" office:value="0.538143216216216">
                <text:p>0.538143216216216</text:p>
              </table:table-cell>
              <table:table-cell office:value-type="float" office:value="0.545246054054054">
                <text:p>0.545246054054054</text:p>
              </table:table-cell>
              <table:table-cell office:value-type="float" office:value="0.536863405405405">
                <text:p>0.536863405405405</text:p>
              </table:table-cell>
              <table:table-cell office:value-type="float" office:value="0.558217702702703">
                <text:p>0.558217702702703</text:p>
              </table:table-cell>
              <table:table-cell office:value-type="float" office:value="0.505997783783784">
                <text:p>0.505997783783784</text:p>
              </table:table-cell>
              <table:table-cell office:value-type="float" office:value="0.556725513513513">
                <text:p>0.5567255135135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88745891891892">
                <text:p>0.688745891891892</text:p>
              </table:table-cell>
              <table:table-cell office:value-type="float" office:value="0.811485675675676">
                <text:p>0.811485675675676</text:p>
              </table:table-cell>
              <table:table-cell office:value-type="float" office:value="0.686761378378378">
                <text:p>0.686761378378378</text:p>
              </table:table-cell>
              <table:table-cell office:value-type="float" office:value="0.761717216216216">
                <text:p>0.761717216216216</text:p>
              </table:table-cell>
              <table:table-cell office:value-type="float" office:value="0.787143945945946">
                <text:p>0.787143945945946</text:p>
              </table:table-cell>
              <table:table-cell office:value-type="float" office:value="0.517166648648648">
                <text:p>0.517166648648648</text:p>
              </table:table-cell>
              <table:table-cell office:value-type="float" office:value="0.589883675675676">
                <text:p>0.5898836756756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7206864864865">
                <text:p>0.637206864864865</text:p>
              </table:table-cell>
              <table:table-cell office:value-type="float" office:value="0.924026">
                <text:p>0.924026</text:p>
              </table:table-cell>
              <table:table-cell office:value-type="float" office:value="0.867175378378378">
                <text:p>0.867175378378378</text:p>
              </table:table-cell>
              <table:table-cell office:value-type="float" office:value="0.922155837837838">
                <text:p>0.922155837837838</text:p>
              </table:table-cell>
              <table:table-cell office:value-type="float" office:value="0.919530324324324">
                <text:p>0.919530324324324</text:p>
              </table:table-cell>
              <table:table-cell office:value-type="float" office:value="0.51629754054054">
                <text:p>0.51629754054054</text:p>
              </table:table-cell>
              <table:table-cell office:value-type="float" office:value="0.676328081081081">
                <text:p>0.6763280810810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01960540540541">
                <text:p>0.501960540540541</text:p>
              </table:table-cell>
              <table:table-cell office:value-type="float" office:value="0.604892810810811">
                <text:p>0.604892810810811</text:p>
              </table:table-cell>
              <table:table-cell office:value-type="float" office:value="0.582056216216216">
                <text:p>0.582056216216216</text:p>
              </table:table-cell>
              <table:table-cell office:value-type="float" office:value="0.604732">
                <text:p>0.604732</text:p>
              </table:table-cell>
              <table:table-cell office:value-type="float" office:value="0.599993459459459">
                <text:p>0.599993459459459</text:p>
              </table:table-cell>
              <table:table-cell office:value-type="float" office:value="0.51184954054054">
                <text:p>0.51184954054054</text:p>
              </table:table-cell>
              <table:table-cell office:value-type="float" office:value="0.607310405405405">
                <text:p>0.6073104054054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21798243243243">
                <text:p>0.521798243243243</text:p>
              </table:table-cell>
              <table:table-cell office:value-type="float" office:value="0.553805081081081">
                <text:p>0.553805081081081</text:p>
              </table:table-cell>
              <table:table-cell office:value-type="float" office:value="0.551102756756757">
                <text:p>0.551102756756757</text:p>
              </table:table-cell>
              <table:table-cell office:value-type="float" office:value="0.563488864864865">
                <text:p>0.563488864864865</text:p>
              </table:table-cell>
              <table:table-cell office:value-type="float" office:value="0.608795972972973">
                <text:p>0.608795972972973</text:p>
              </table:table-cell>
              <table:table-cell office:value-type="float" office:value="0.476812540540541">
                <text:p>0.476812540540541</text:p>
              </table:table-cell>
              <table:table-cell office:value-type="float" office:value="0.503275891891892">
                <text:p>0.5032758918918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51793108108108">
                <text:p>0.551793108108108</text:p>
              </table:table-cell>
              <table:table-cell office:value-type="float" office:value="0.644601216216216">
                <text:p>0.644601216216216</text:p>
              </table:table-cell>
              <table:table-cell office:value-type="float" office:value="0.61339327027027">
                <text:p>0.61339327027027</text:p>
              </table:table-cell>
              <table:table-cell office:value-type="float" office:value="0.657041783783784">
                <text:p>0.657041783783784</text:p>
              </table:table-cell>
              <table:table-cell office:value-type="float" office:value="0.671318378378378">
                <text:p>0.671318378378378</text:p>
              </table:table-cell>
              <table:table-cell office:value-type="float" office:value="0.530861486486487">
                <text:p>0.530861486486487</text:p>
              </table:table-cell>
              <table:table-cell office:value-type="float" office:value="0.590143459459459">
                <text:p>0.5901434594594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64728054054054">
                <text:p>0.564728054054054</text:p>
              </table:table-cell>
              <table:table-cell office:value-type="float" office:value="0.857680351351351">
                <text:p>0.857680351351351</text:p>
              </table:table-cell>
              <table:table-cell office:value-type="float" office:value="0.843595243243243">
                <text:p>0.843595243243243</text:p>
              </table:table-cell>
              <table:table-cell office:value-type="float" office:value="0.838207648648649">
                <text:p>0.838207648648649</text:p>
              </table:table-cell>
              <table:table-cell office:value-type="float" office:value="0.842981108108108">
                <text:p>0.842981108108108</text:p>
              </table:table-cell>
              <table:table-cell office:value-type="float" office:value="0.496403297297297">
                <text:p>0.496403297297297</text:p>
              </table:table-cell>
              <table:table-cell office:value-type="float" office:value="0.666021945945946">
                <text:p>0.6660219459459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09266594594595">
                <text:p>0.609266594594595</text:p>
              </table:table-cell>
              <table:table-cell office:value-type="float" office:value="0.902527189189189">
                <text:p>0.902527189189189</text:p>
              </table:table-cell>
              <table:table-cell office:value-type="float" office:value="0.861450243243243">
                <text:p>0.861450243243243</text:p>
              </table:table-cell>
              <table:table-cell office:value-type="float" office:value="0.901797972972973">
                <text:p>0.901797972972973</text:p>
              </table:table-cell>
              <table:table-cell office:value-type="float" office:value="0.90457172972973">
                <text:p>0.90457172972973</text:p>
              </table:table-cell>
              <table:table-cell office:value-type="float" office:value="0.497778243243243">
                <text:p>0.497778243243243</text:p>
              </table:table-cell>
              <table:table-cell office:value-type="float" office:value="0.647001216216216">
                <text:p>0.6470012162162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6949297297297">
                <text:p>0.486949297297297</text:p>
              </table:table-cell>
              <table:table-cell office:value-type="float" office:value="0.549653594594594">
                <text:p>0.549653594594594</text:p>
              </table:table-cell>
              <table:table-cell office:value-type="float" office:value="0.56439127027027">
                <text:p>0.56439127027027</text:p>
              </table:table-cell>
              <table:table-cell office:value-type="float" office:value="0.527133351351351">
                <text:p>0.527133351351351</text:p>
              </table:table-cell>
              <table:table-cell office:value-type="float" office:value="0.559134810810811">
                <text:p>0.559134810810811</text:p>
              </table:table-cell>
              <table:table-cell office:value-type="float" office:value="0.497559756756757">
                <text:p>0.497559756756757</text:p>
              </table:table-cell>
              <table:table-cell office:value-type="float" office:value="0.546955378378378">
                <text:p>0.54695537837837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20601054054054">
                <text:p>0.620601054054054</text:p>
              </table:table-cell>
              <table:table-cell office:value-type="float" office:value="0.743438351351351">
                <text:p>0.743438351351351</text:p>
              </table:table-cell>
              <table:table-cell office:value-type="float" office:value="0.654321783783784">
                <text:p>0.654321783783784</text:p>
              </table:table-cell>
              <table:table-cell office:value-type="float" office:value="0.704966405405405">
                <text:p>0.704966405405405</text:p>
              </table:table-cell>
              <table:table-cell office:value-type="float" office:value="0.701809027027027">
                <text:p>0.701809027027027</text:p>
              </table:table-cell>
              <table:table-cell office:value-type="float" office:value="0.475189054054054">
                <text:p>0.475189054054054</text:p>
              </table:table-cell>
              <table:table-cell office:value-type="float" office:value="0.580886972972973">
                <text:p>0.580886972972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29296135135135">
                <text:p>0.529296135135135</text:p>
              </table:table-cell>
              <table:table-cell office:value-type="float" office:value="0.874175081081081">
                <text:p>0.874175081081081</text:p>
              </table:table-cell>
              <table:table-cell office:value-type="float" office:value="0.873316918918919">
                <text:p>0.873316918918919</text:p>
              </table:table-cell>
              <table:table-cell office:value-type="float" office:value="0.871113486486486">
                <text:p>0.871113486486486</text:p>
              </table:table-cell>
              <table:table-cell office:value-type="float" office:value="0.884819675675676">
                <text:p>0.884819675675676</text:p>
              </table:table-cell>
              <table:table-cell office:value-type="float" office:value="0.538503621621622">
                <text:p>0.538503621621622</text:p>
              </table:table-cell>
              <table:table-cell office:value-type="float" office:value="0.666096054054054">
                <text:p>0.66609605405405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04126162162162">
                <text:p>0.504126162162162</text:p>
              </table:table-cell>
              <table:table-cell office:value-type="float" office:value="0.759411432432432">
                <text:p>0.759411432432432</text:p>
              </table:table-cell>
              <table:table-cell office:value-type="float" office:value="0.74430227027027">
                <text:p>0.74430227027027</text:p>
              </table:table-cell>
              <table:table-cell office:value-type="float" office:value="0.775284135135135">
                <text:p>0.775284135135135</text:p>
              </table:table-cell>
              <table:table-cell office:value-type="float" office:value="0.810209">
                <text:p>0.810209</text:p>
              </table:table-cell>
              <table:table-cell office:value-type="float" office:value="0.507531162162162">
                <text:p>0.507531162162162</text:p>
              </table:table-cell>
              <table:table-cell office:value-type="float" office:value="0.614199216216216">
                <text:p>0.6141992162162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3750324324324">
                <text:p>0.603750324324324</text:p>
              </table:table-cell>
              <table:table-cell office:value-type="float" office:value="0.903960945945946">
                <text:p>0.903960945945946</text:p>
              </table:table-cell>
              <table:table-cell office:value-type="float" office:value="0.903773567567568">
                <text:p>0.903773567567568</text:p>
              </table:table-cell>
              <table:table-cell office:value-type="float" office:value="0.907505189189189">
                <text:p>0.907505189189189</text:p>
              </table:table-cell>
              <table:table-cell office:value-type="float" office:value="0.897867567567567">
                <text:p>0.897867567567567</text:p>
              </table:table-cell>
              <table:table-cell office:value-type="float" office:value="0.502420027027027">
                <text:p>0.502420027027027</text:p>
              </table:table-cell>
              <table:table-cell office:value-type="float" office:value="0.674788594594595">
                <text:p>0.674788594594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